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text-properties style:font-name="Comfortaa" fo:font-size="14pt" style:font-size-asian="14pt" style:font-size-complex="14pt"/>
    </style:style>
    <style:style style:name="P2" style:family="paragraph" style:parent-style-name="Heading_20_3">
      <style:text-properties style:font-name="Comfortaa" fo:font-size="14pt" fo:font-weight="bold" officeooo:rsid="000a44cc" officeooo:paragraph-rsid="000a44cc" style:font-name-asian="Noto Sans CJK SC" style:font-size-asian="14pt" style:font-weight-asian="bold" style:font-name-complex="Droid Sans Devanagari" style:font-size-complex="14pt" style:font-weight-complex="bold"/>
    </style:style>
    <style:style style:name="P3" style:family="paragraph" style:parent-style-name="Text_20_body">
      <style:text-properties style:font-name="Comfortaa" officeooo:rsid="000a44cc" officeooo:paragraph-rsid="000a44cc"/>
    </style:style>
    <style:style style:name="P4" style:family="paragraph" style:parent-style-name="Text_20_body">
      <style:text-properties style:font-name="Comfortaa" officeooo:rsid="000a44cc" officeooo:paragraph-rsid="000da251"/>
    </style:style>
    <style:style style:name="P5" style:family="paragraph" style:parent-style-name="Text_20_body">
      <style:text-properties style:font-name="Comfortaa" officeooo:paragraph-rsid="000a44cc"/>
    </style:style>
    <style:style style:name="P6" style:family="paragraph" style:parent-style-name="Text_20_body">
      <style:text-properties style:font-name="Comfortaa" fo:font-size="14pt" style:font-size-asian="14pt" style:font-size-complex="14pt"/>
    </style:style>
    <style:style style:name="P7" style:family="paragraph" style:parent-style-name="Text_20_body">
      <style:text-properties style:font-name="Comfortaa" officeooo:rsid="000af305" officeooo:paragraph-rsid="000af305"/>
    </style:style>
    <style:style style:name="P8" style:family="paragraph" style:parent-style-name="Text_20_body">
      <style:text-properties style:font-name="Comfortaa" officeooo:rsid="000b4453" officeooo:paragraph-rsid="000b4453"/>
    </style:style>
    <style:style style:name="P9" style:family="paragraph" style:parent-style-name="Text_20_body">
      <style:text-properties style:font-name="Comfortaa" officeooo:rsid="000bf7e7" officeooo:paragraph-rsid="000bf7e7"/>
    </style:style>
    <style:style style:name="P10" style:family="paragraph" style:parent-style-name="Title">
      <style:text-properties style:font-name="Comfortaa" fo:font-size="28pt" fo:font-weight="bold" officeooo:rsid="000a44cc" officeooo:paragraph-rsid="000a44cc" style:font-name-asian="Noto Sans CJK SC" style:font-size-asian="28pt" style:font-weight-asian="bold" style:font-name-complex="Droid Sans Devanagari" style:font-size-complex="28pt" style:font-weight-complex="bold"/>
    </style:style>
    <style:style style:name="T1" style:family="text">
      <style:text-properties officeooo:rsid="000a44cc"/>
    </style:style>
    <style:style style:name="T2" style:family="text">
      <style:text-properties style:font-name="Comfortaa" fo:font-size="14.1000003814697pt" fo:font-weight="bold" officeooo:rsid="000a44cc" style:font-name-asian="Noto Sans CJK SC" style:font-size-asian="14.1000003814697pt" style:font-weight-asian="bold" style:font-name-complex="Droid Sans Devanagari" style:font-size-complex="14.1000003814697pt" style:font-weight-complex="bold"/>
    </style:style>
    <style:style style:name="T3" style:family="text">
      <style:text-properties fo:font-weight="bold" officeooo:rsid="000a44cc" style:font-name-asian="Noto Sans CJK SC" style:font-weight-asian="bold" style:font-name-complex="Droid Sans Devanagari" style:font-weight-complex="bold"/>
    </style:style>
    <style:style style:name="T4" style:family="text">
      <style:text-properties officeooo:rsid="000b4453"/>
    </style:style>
    <style:style style:name="T5" style:family="text">
      <style:text-properties officeooo:rsid="000bf7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Game design @ vespucci</text:p>
      <text:p text:style-name="P6"/>
      <text:h text:style-name="P1" text:outline-level="3"><text:span text:style-name="T3">About</text:span>:</text:h>
      <text:p text:style-name="P5"><text:span text:style-name="T1">Durata del corso: 30 ore divise in 4 settimane.</text:span></text:p>
      <text:p text:style-name="P7">Tenuto da: Andrea Mazzei</text:p>
      <text:p text:style-name="P7">Link: <text:a xlink:type="simple" xlink:href="https://github.com/porcherface/gioco-vespucci" text:style-name="Internet_20_link" text:visited-style-name="Visited_20_Internet_20_Link">https://github.com/porcherface/gioco-vespucci</text:a> <text:span text:style-name="T4">(pagina in costruzione)</text:span></text:p>
      <text:p text:style-name="P8">Lo scopo del corso è utilizzare lo sviluppo di un videogame come paradigma per delinare I processi tecnici e creativi necessari a trasformare un’idea in un <text:span text:style-name="T5">oggetto concreto. </text:span></text:p>
      <text:p text:style-name="P4"/>
      <text:h text:style-name="P1" text:outline-level="3">Programma generico <text:span text:style-name="T1">per argomenti</text:span>:</text:h>
      <text:p text:style-name="P9">- Laboratorio</text:p>
      <text:p text:style-name="P9">Ideare un videogame:</text:p>
      <text:p text:style-name="P9"/>
      <text:p text:style-name="P9">Produrre un videogame:</text:p>
      <text:p text:style-name="P9"/>
      <text:p text:style-name="P9">Programmare un videogame:</text:p>
      <text:p text:style-name="P9"/>
      <text:p text:style-name="P9">- </text:p>
      <text:p text:style-name="P9"/>
      <text:p text:style-name="P3"/>
      <text:p text:style-name="P5"/>
      <text:h text:style-name="P2" text:outline-level="3">Cronoprogramma <text:span text:style-name="T5">dettagliato (in costruzione day by day)</text:span>:</text:h>
      <text:p text:style-name="P8">L0 - “handshake” (2 ore): <text:s/><text:span text:style-name="T5">Presentazioni, 4 chiacchiere, brainstorming </text:span></text:p>
      <text:p text:style-name="P8">L1 - “<text:span text:style-name="T5">mobarpg”</text:span> (2 ore): <text:span text:style-name="T5">Elementi chiave di un moba, elementi chiave di un rpg. Parametrizzazione degli elementi chiave dei due generi. <text:line-break/>Generazione di una scheda degli “actors”</text:span></text:p>
      <text:p text:style-name="P8">L2 (2 ore):</text:p>
      <text:p text:style-name="P8">L3 (2 ore):</text:p>
      <text:p text:style-name="P8"><text:soft-page-break/>L4 (4 ore):</text:p>
      <text:p text:style-name="P8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5T11:41:56.760425584</meta:creation-date>
    <dc:date>2021-07-05T12:06:47.494355054</dc:date>
    <meta:editing-duration>PT13M29S</meta:editing-duration>
    <meta:editing-cycles>4</meta:editing-cycles>
    <meta:generator>LibreOffice/7.0.6.2$Linux_X86_64 LibreOffice_project/00$Build-2</meta:generator>
    <meta:document-statistic meta:table-count="0" meta:image-count="0" meta:object-count="0" meta:page-count="2" meta:paragraph-count="18" meta:word-count="120" meta:character-count="798" meta:non-whitespace-character-count="691"/>
  </office:meta>
</office:document-meta>
</file>